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49980177195645548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1689054972771079383"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485952310729511207"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230476662355144530"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573669901167344773"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158281379189536751"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11771798639748648"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2814301962761825941"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40715363" text:continue-list="list811771798639748648"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71662356751752307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71343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72189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40713748"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40725929"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722481"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24426090746718494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13915923702961720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98118156002021224"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726726"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890931645588912788"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175650219723125092"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768216793325007347" text:style-name="L15">
        <text:list-item>
          <text:list>
            <text:list-header>
              <text:p text:style-name="P183">1.5 miles averaging about 9:40/mile and rest 1 min</text:p>
            </text:list-header>
          </text:list>
        </text:list-item>
      </text:list>
      <text:p text:style-name="P24">1 mile in 8:26 and rest 2 min</text:p>
      <text:list xml:id="list125617157397338820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775409223613897422"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732007"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3838888755373459715"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06406095422337825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39745832076497355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40714441" text:continue-list="list7064060954223378258" text:style-name="L19">
        <text:list-item>
          <text:list>
            <text:list-header>
              <text:p text:style-name="P187">(Pace*HR)=1240</text:p>
            </text:list-header>
          </text:list>
        </text:list-item>
      </text:list>
      <text:list xml:id="list40732648" text:continue-list="list3838888755373459715" text:style-name="L18">
        <text:list-item>
          <text:list>
            <text:list-header>
              <text:p text:style-name="P186">2 miles at 10:46/mile Ave HR= 121 bpm and rest a few minutes</text:p>
            </text:list-header>
          </text:list>
        </text:list-item>
      </text:list>
      <text:list xml:id="list40720747" text:continue-list="list40714441"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4072862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55090258180621478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9241664654517754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674593032604790832"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3203873559886403331"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11289297694326788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223362005358814824"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40733259"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718552"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148508911107173948"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84771508900239133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703964170315274836"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04386256168774564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52491414824258125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748118825702022393" text:style-name="L32">
        <text:list-item>
          <text:list>
            <text:list-header>
              <text:p text:style-name="P197">0.25 miles in 2:54</text:p>
              <text:p text:style-name="P197">1 mile in 9:21 going faster as I ran and ending at around 8:30 pace</text:p>
            </text:list-header>
          </text:list>
        </text:list-item>
      </text:list>
      <text:list xml:id="list2245262239076933758"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08160117542007064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163161292082326511"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83362264760035818"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08075570737950574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
      <text:p text:style-name="P24"/>
      <text:p text:style-name="P24"/>
      <text:p text:style-name="P24"><text:soft-page-break/>Tues April 2, 2024 <text:span text:style-name="T2">3.1 miles</text:span></text:p>
      <text:p text:style-name="P24">Warm up: ½ mile to the Wise Center and rest a few minutes</text:p>
      <text:p text:style-name="P24">Run: 2.6 miles continuous running on a treadmill, 1mile in 10:20, ½ mile in about 6:00,</text:p>
      <text:list xml:id="list8334428135458978511" text:style-name="L39">
        <text:list-item>
          <text:list>
            <text:list-header>
              <text:p text:style-name="P202">0.6 miles at about 9:50/mile pace, <text:s/>½ mile in about 6:00</text:p>
            </text:list-header>
          </text:list>
        </text:list-item>
      </text:list>
      <text:p text:style-name="P24"/>
      <text:p text:style-name="P24">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text:soft-page-break/>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text:soft-page-break/></text:p>
      <text:list xml:id="list4905656534473629529"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text:soft-page-break/></text:p>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04T20:44:59.55</dc:date>
    <dc:creator>James Lombardi</dc:creator>
    <meta:editing-duration>P28DT20H31M2S</meta:editing-duration>
    <meta:editing-cycles>2129</meta:editing-cycles>
    <meta:generator>OpenOffice/4.1.2$Win32 OpenOffice.org_project/412m3$Build-9782</meta:generator>
    <meta:document-statistic meta:table-count="0" meta:image-count="9" meta:object-count="0" meta:page-count="211" meta:paragraph-count="6157" meta:word-count="66586" meta:character-count="340977"/>
  </office:meta>
</office:document-meta>
</file>